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FileAssociations" style:family="table">
      <style:table-properties style:width="15.91cm" table:align="right" fo:background-color="transparent">
        <style:background-image/>
      </style:table-properties>
    </style:style>
    <style:style style:name="FileAssociations.A" style:family="table-column">
      <style:table-column-properties style:column-width="4.156cm"/>
    </style:style>
    <style:style style:name="FileAssociations.B" style:family="table-column">
      <style:table-column-properties style:column-width="4.507cm"/>
    </style:style>
    <style:style style:name="FileAssociations.C" style:family="table-column">
      <style:table-column-properties style:column-width="7.248cm"/>
    </style:style>
    <style:style style:name="FileAssociations.1" style:family="table-row">
      <style:table-row-properties fo:background-color="#ff8000">
        <style:background-image/>
      </style:table-row-properties>
    </style:style>
    <style:style style:name="FileAssociations.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FileAssociations.B1" style:family="table-cell">
      <style:table-cell-properties fo:background-color="transparent" fo:padding="0.049cm" fo:border-left="0.75pt solid #000000" fo:border-right="none" fo:border-top="0.05pt solid #000000" fo:border-bottom="0.05pt solid #000000" style:writing-mode="page">
        <style:background-image/>
      </style:table-cell-properties>
    </style:style>
    <style:style style:name="FileAssociations.C1" style:family="table-cell">
      <style:table-cell-properties fo:background-color="transparent" fo:padding="0.049cm" fo:border-left="0.75pt solid #000000" fo:border-right="0.05pt solid #000000" fo:border-top="0.05pt solid #000000" fo:border-bottom="0.05pt solid #000000" style:writing-mode="page">
        <style:background-image/>
      </style:table-cell-properties>
    </style:style>
    <style:style style:name="FileAssociations.A2" style:family="table-cell">
      <style:table-cell-properties fo:padding="0.049cm" fo:border-left="0.05pt solid #000000" fo:border-right="none" fo:border-top="none" fo:border-bottom="0.05pt solid #000000" style:writing-mode="page"/>
    </style:style>
    <style:style style:name="FileAssociations.B2" style:family="table-cell">
      <style:table-cell-properties fo:padding="0.049cm" fo:border-left="0.75pt solid #000000" fo:border-right="none" fo:border-top="none" fo:border-bottom="0.05pt solid #000000" style:writing-mode="page"/>
    </style:style>
    <style:style style:name="FileAssociations.C2" style:family="table-cell">
      <style:table-cell-properties fo:padding="0.049cm" fo:border-left="0.75pt solid #000000" fo:border-right="0.05pt solid #000000" fo:border-top="none" fo:border-bottom="0.05pt solid #000000" style:writing-mode="page"/>
    </style:style>
    <style:style style:name="FileAssociations.A3" style:family="table-cell">
      <style:table-cell-properties fo:padding="0.049cm" fo:border-left="0.05pt solid #000000" fo:border-right="none" fo:border-top="none" fo:border-bottom="0.05pt solid #000000" style:writing-mode="page"/>
    </style:style>
    <style:style style:name="FileAssociations.B3" style:family="table-cell">
      <style:table-cell-properties fo:padding="0.049cm" fo:border-left="0.75pt solid #000000" fo:border-right="none" fo:border-top="none" fo:border-bottom="0.05pt solid #000000" style:writing-mode="page"/>
    </style:style>
    <style:style style:name="FileAssociations.C3" style:family="table-cell">
      <style:table-cell-properties fo:padding="0.049cm" fo:border-left="0.75pt solid #000000" fo:border-right="0.05pt solid #000000" fo:border-top="none" fo:border-bottom="0.05pt solid #000000" style:writing-mode="page"/>
    </style:style>
    <style:style style:name="FileAssociations.A4" style:family="table-cell">
      <style:table-cell-properties fo:padding="0.049cm" fo:border-left="0.05pt solid #000000" fo:border-right="none" fo:border-top="none" fo:border-bottom="0.05pt solid #000000" style:writing-mode="page"/>
    </style:style>
    <style:style style:name="FileAssociations.B4" style:family="table-cell">
      <style:table-cell-properties fo:padding="0.049cm" fo:border-left="0.75pt solid #000000" fo:border-right="none" fo:border-top="none" fo:border-bottom="0.05pt solid #000000" style:writing-mode="page"/>
    </style:style>
    <style:style style:name="FileAssociations.C4" style:family="table-cell">
      <style:table-cell-properties fo:padding="0.049cm" fo:border-left="0.75pt solid #000000" fo:border-right="0.05pt solid #000000" fo:border-top="none" fo:border-bottom="0.05pt solid #000000" style:writing-mode="page"/>
    </style:style>
    <style:style style:name="FileAssociations.A5" style:family="table-cell">
      <style:table-cell-properties fo:padding="0.049cm" fo:border-left="0.05pt solid #000000" fo:border-right="none" fo:border-top="none" fo:border-bottom="0.05pt solid #000000" style:writing-mode="page"/>
    </style:style>
    <style:style style:name="FileAssociations.B5" style:family="table-cell">
      <style:table-cell-properties fo:padding="0.049cm" fo:border-left="0.75pt solid #000000" fo:border-right="none" fo:border-top="none" fo:border-bottom="0.05pt solid #000000" style:writing-mode="page"/>
    </style:style>
    <style:style style:name="FileAssociations.C5" style:family="table-cell">
      <style:table-cell-properties fo:padding="0.049cm" fo:border-left="0.75pt solid #000000" fo:border-right="0.05pt solid #000000" fo:border-top="none" fo:border-bottom="0.05pt solid #000000" style:writing-mode="page"/>
    </style:style>
    <style:style style:name="FileAssociations.A6" style:family="table-cell">
      <style:table-cell-properties fo:padding="0.049cm" fo:border-left="0.05pt solid #000000" fo:border-right="none" fo:border-top="none" fo:border-bottom="0.05pt solid #000000" style:writing-mode="page"/>
    </style:style>
    <style:style style:name="FileAssociations.B6" style:family="table-cell">
      <style:table-cell-properties fo:padding="0.049cm" fo:border-left="0.75pt solid #000000" fo:border-right="none" fo:border-top="none" fo:border-bottom="0.05pt solid #000000" style:writing-mode="page"/>
    </style:style>
    <style:style style:name="FileAssociations.C6" style:family="table-cell">
      <style:table-cell-properties fo:padding="0.049cm" fo:border-left="0.75pt solid #000000" fo:border-right="0.05pt solid #000000" fo:border-top="none" fo:border-bottom="0.05pt solid #000000" style:writing-mode="page"/>
    </style:style>
    <style:style style:name="FileAssociations.A7" style:family="table-cell">
      <style:table-cell-properties fo:padding="0.049cm" fo:border-left="0.05pt solid #000000" fo:border-right="none" fo:border-top="none" fo:border-bottom="0.05pt solid #000000" style:writing-mode="page"/>
    </style:style>
    <style:style style:name="FileAssociations.B7" style:family="table-cell">
      <style:table-cell-properties fo:padding="0.049cm" fo:border-left="0.75pt solid #000000" fo:border-right="none" fo:border-top="none" fo:border-bottom="0.05pt solid #000000" style:writing-mode="page"/>
    </style:style>
    <style:style style:name="FileAssociations.C7" style:family="table-cell">
      <style:table-cell-properties fo:padding="0.049cm" fo:border-left="0.75pt solid #000000" fo:border-right="0.05pt solid #000000" fo:border-top="none" fo:border-bottom="0.05pt solid #000000" style:writing-mode="page"/>
    </style:style>
    <style:style style:name="FileAssociations.A8" style:family="table-cell">
      <style:table-cell-properties fo:padding="0.049cm" fo:border-left="0.05pt solid #000000" fo:border-right="none" fo:border-top="none" fo:border-bottom="0.05pt solid #000000" style:writing-mode="page"/>
    </style:style>
    <style:style style:name="FileAssociations.B8" style:family="table-cell">
      <style:table-cell-properties fo:padding="0.049cm" fo:border-left="0.75pt solid #000000" fo:border-right="none" fo:border-top="none" fo:border-bottom="0.05pt solid #000000" style:writing-mode="page"/>
    </style:style>
    <style:style style:name="FileAssociations.C8" style:family="table-cell">
      <style:table-cell-properties fo:padding="0.049cm" fo:border-left="0.7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9" style:family="paragraph" style:parent-style-name="Table_20_Contents">
      <style:paragraph-properties fo:margin-left="0cm" fo:margin-right="0cm" fo:text-indent="0cm" style:auto-text-indent="false"/>
    </style:style>
    <style:style style:name="P10" style:family="paragraph" style:parent-style-name="Text_20_body">
      <style:text-properties officeooo:rsid="003d1cc5" officeooo:paragraph-rsid="003d1cc5"/>
    </style:style>
    <style:style style:name="P11" style:family="paragraph" style:parent-style-name="Table_20_Contents">
      <style:text-properties officeooo:rsid="003b31db" officeooo:paragraph-rsid="003b31db"/>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Contents_20_1">
      <style:paragraph-properties>
        <style:tab-stops>
          <style:tab-stop style:position="18.461cm" style:type="right" style:leader-style="dotted" style:leader-text="."/>
        </style:tab-stops>
      </style:paragraph-properties>
    </style:style>
    <style:style style:name="P14" style:family="paragraph" style:parent-style-name="Contents_20_2">
      <style:paragraph-properties>
        <style:tab-stops>
          <style:tab-stop style:position="18.461cm" style:type="right" style:leader-style="dotted" style:leader-text="."/>
        </style:tab-stops>
      </style:paragraph-properties>
    </style:style>
    <style:style style:name="P15" style:family="paragraph" style:parent-style-name="Text_20_body">
      <style:text-properties officeooo:rsid="00c11870" officeooo:paragraph-rsid="00c11870"/>
    </style:style>
    <style:style style:name="P16" style:family="paragraph" style:parent-style-name="Text_20_body">
      <style:text-properties fo:font-style="italic" officeooo:rsid="00c26c85" officeooo:paragraph-rsid="00c26c85" style:font-style-asian="italic" style:font-style-complex="italic"/>
    </style:style>
    <style:style style:name="P17" style:family="paragraph" style:parent-style-name="Text_20_body">
      <style:text-properties officeooo:paragraph-rsid="0086a937"/>
    </style:style>
    <style:style style:name="P18" style:family="paragraph" style:parent-style-name="Text_20_body">
      <style:text-properties officeooo:rsid="00c26c85" officeooo:paragraph-rsid="00c26c85"/>
    </style:style>
    <style:style style:name="P19" style:family="paragraph" style:parent-style-name="Table_20_Contents">
      <style:text-properties officeooo:rsid="00c74138" officeooo:paragraph-rsid="00c74138"/>
    </style:style>
    <style:style style:name="P20" style:family="paragraph" style:parent-style-name="Text_20_body">
      <style:text-properties officeooo:rsid="00c74138" officeooo:paragraph-rsid="00c74138"/>
    </style:style>
    <style:style style:name="P21" style:family="paragraph" style:parent-style-name="Text_20_body">
      <style:text-properties officeooo:rsid="00c5b076" officeooo:paragraph-rsid="00c5b076"/>
    </style:style>
    <style:style style:name="P22" style:family="paragraph" style:parent-style-name="Preformatted_20_Text">
      <style:text-properties officeooo:paragraph-rsid="00c3cf83"/>
    </style:style>
    <style:style style:name="P23" style:family="paragraph" style:parent-style-name="Text_20_body">
      <style:text-properties fo:font-style="normal" officeooo:rsid="00c26c85" officeooo:paragraph-rsid="00c26c85" style:font-style-asian="normal" style:font-style-complex="normal"/>
    </style:style>
    <style:style style:name="P24" style:family="paragraph" style:parent-style-name="Text_20_body">
      <style:text-properties officeooo:rsid="00c3cf83" officeooo:paragraph-rsid="00c3cf83"/>
    </style:style>
    <style:style style:name="P25" style:family="paragraph" style:parent-style-name="Text_20_body">
      <style:text-properties officeooo:rsid="00c7a75a" officeooo:paragraph-rsid="00c7a75a"/>
    </style:style>
    <style:style style:name="P26" style:family="paragraph" style:parent-style-name="Standard" style:master-page-name="First_20_Page">
      <style:paragraph-properties style:page-number="auto"/>
    </style:style>
    <style:style style:name="P27" style:family="paragraph" style:parent-style-name="Appendix">
      <style:text-properties officeooo:rsid="00c74138" officeooo:paragraph-rsid="00c74138"/>
    </style:style>
    <style:style style:name="P28" style:family="paragraph" style:parent-style-name="Contents_20_1">
      <style:paragraph-properties>
        <style:tab-stops>
          <style:tab-stop style:position="18.461cm" style:type="right" style:leader-style="dotted" style:leader-text="."/>
        </style:tab-stops>
      </style:paragraph-properties>
    </style:style>
    <style:style style:name="P29" style:family="paragraph" style:parent-style-name="Contents_20_2">
      <style:paragraph-properties>
        <style:tab-stops>
          <style:tab-stop style:position="18.461cm" style:type="right" style:leader-style="dotted" style:leader-text="."/>
        </style:tab-stops>
      </style:paragraph-properties>
    </style:style>
    <style:style style:name="P30" style:family="paragraph" style:parent-style-name="Heading_20_1">
      <style:paragraph-properties fo:break-before="page"/>
    </style:style>
    <style:style style:name="P31" style:family="paragraph" style:parent-style-name="Heading_20_1">
      <style:text-properties officeooo:rsid="00c11870" officeooo:paragraph-rsid="00c11870"/>
    </style:style>
    <style:style style:name="P32" style:family="paragraph" style:parent-style-name="Heading_20_2">
      <style:text-properties fo:language="en" fo:country="US"/>
    </style:style>
    <style:style style:name="P33" style:family="paragraph" style:parent-style-name="Heading_20_2">
      <style:text-properties style:font-name="Arial1" fo:font-size="14pt" fo:font-style="normal" fo:font-weight="bold" officeooo:rsid="00c11870" style:font-name-asian="Andale Sans UI" style:font-size-asian="14pt" style:font-style-asian="italic" style:font-weight-asian="bold" style:font-name-complex="Tahoma1" style:font-size-complex="14pt" style:font-style-complex="italic" style:font-weight-complex="bold"/>
    </style:style>
    <style:style style:name="P34" style:family="paragraph" style:parent-style-name="Heading_20_2">
      <style:text-properties officeooo:paragraph-rsid="0040414a"/>
    </style:style>
    <style:style style:name="P35" style:family="paragraph" style:parent-style-name="Heading_20_2">
      <style:text-properties officeooo:rsid="00c5b076" officeooo:paragraph-rsid="00c5b076"/>
    </style:style>
    <style:style style:name="P36" style:family="paragraph" style:parent-style-name="Reference">
      <style:text-properties officeooo:paragraph-rsid="003b7a84"/>
    </style:style>
    <style:style style:name="P37" style:family="paragraph" style:parent-style-name="Text_20_body" style:list-style-name="L1">
      <style:text-properties officeooo:rsid="00c3cf83" officeooo:paragraph-rsid="00c3cf83"/>
    </style:style>
    <style:style style:name="P38" style:family="paragraph" style:parent-style-name="Text_20_body" style:list-style-name="L2">
      <style:text-properties officeooo:rsid="00c3cf83" officeooo:paragraph-rsid="00c3cf83"/>
    </style:style>
    <style:style style:name="P39" style:family="paragraph" style:parent-style-name="Text_20_body">
      <style:text-properties officeooo:rsid="00c3cf83" officeooo:paragraph-rsid="00c9318e"/>
    </style:style>
    <style:style style:name="P40" style:family="paragraph" style:parent-style-name="Text_20_body">
      <style:text-properties officeooo:rsid="00c3cf83" officeooo:paragraph-rsid="00c3cf83"/>
    </style:style>
    <style:style style:name="P41" style:family="paragraph" style:parent-style-name="Text_20_body">
      <style:text-properties fo:font-style="normal" officeooo:rsid="00c3cf83" officeooo:paragraph-rsid="00c3cf83" style:font-style-asian="normal" style:font-style-complex="normal"/>
    </style:style>
    <style:style style:name="P42" style:family="paragraph" style:parent-style-name="Text_20_body">
      <style:text-properties fo:font-style="normal" officeooo:rsid="00c7a75a" officeooo:paragraph-rsid="00c7a75a" style:font-style-asian="normal" style:font-style-complex="normal"/>
    </style:style>
    <style:style style:name="P43" style:family="paragraph" style:parent-style-name="Text_20_body">
      <style:text-properties officeooo:rsid="00c9318e" officeooo:paragraph-rsid="00c9318e"/>
    </style:style>
    <style:style style:name="T1" style:family="text">
      <style:text-properties fo:font-size="10pt" officeooo:rsid="003b7a84"/>
    </style:style>
    <style:style style:name="T2" style:family="text">
      <style:text-properties officeooo:rsid="003b7a84"/>
    </style:style>
    <style:style style:name="T3" style:family="text">
      <style:text-properties fo:font-style="italic" style:font-style-asian="italic" style:font-style-complex="italic"/>
    </style:style>
    <style:style style:name="T4" style:family="text">
      <style:text-properties fo:font-style="italic" officeooo:rsid="009d86b6" style:font-style-asian="italic" style:font-style-complex="italic"/>
    </style:style>
    <style:style style:name="T5" style:family="text">
      <style:text-properties fo:font-style="italic" officeooo:rsid="00c11870" style:font-style-asian="italic" style:font-style-complex="italic"/>
    </style:style>
    <style:style style:name="T6" style:family="text">
      <style:text-properties fo:font-style="italic" officeooo:rsid="00c26c85" style:font-style-asian="italic" style:font-style-complex="italic"/>
    </style:style>
    <style:style style:name="T7" style:family="text">
      <style:text-properties fo:font-style="italic" officeooo:rsid="00c7a75a" style:font-style-asian="italic" style:font-style-complex="italic"/>
    </style:style>
    <style:style style:name="T8" style:family="text">
      <style:text-properties fo:font-style="italic" officeooo:rsid="00c9318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9d86b6" style:font-style-asian="normal" style:font-style-complex="normal"/>
    </style:style>
    <style:style style:name="T11" style:family="text">
      <style:text-properties fo:font-style="normal" officeooo:rsid="00c26c85" style:font-style-asian="normal" style:font-style-complex="normal"/>
    </style:style>
    <style:style style:name="T12" style:family="text">
      <style:text-properties fo:font-style="normal" officeooo:rsid="00c3cf83" style:font-style-asian="normal" style:font-style-complex="normal"/>
    </style:style>
    <style:style style:name="T13" style:family="text">
      <style:text-properties fo:font-style="normal" officeooo:rsid="00c7a75a" style:font-style-asian="normal" style:font-style-complex="normal"/>
    </style:style>
    <style:style style:name="T14" style:family="text">
      <style:text-properties fo:font-style="normal" officeooo:rsid="00c9318e" style:font-style-asian="normal" style:font-style-complex="normal"/>
    </style:style>
    <style:style style:name="T15" style:family="text">
      <style:text-properties officeooo:rsid="0086a937"/>
    </style:style>
    <style:style style:name="T16" style:family="text">
      <style:text-properties officeooo:rsid="009d86b6"/>
    </style:style>
    <style:style style:name="T17" style:family="text">
      <style:text-properties officeooo:rsid="009deed8"/>
    </style:style>
    <style:style style:name="T18" style:family="text">
      <style:text-properties officeooo:rsid="009f52c1"/>
    </style:style>
    <style:style style:name="T19" style:family="text">
      <style:text-properties officeooo:rsid="009f8454"/>
    </style:style>
    <style:style style:name="T20" style:family="text">
      <style:text-properties officeooo:rsid="00a44660"/>
    </style:style>
    <style:style style:name="T21" style:family="text">
      <style:text-properties officeooo:rsid="00a53b55"/>
    </style:style>
    <style:style style:name="T22" style:family="text">
      <style:text-properties officeooo:rsid="00b123f6"/>
    </style:style>
    <style:style style:name="T23" style:family="text">
      <style:text-properties officeooo:rsid="00c11870"/>
    </style:style>
    <style:style style:name="T24" style:family="text">
      <style:text-properties officeooo:rsid="00c26c85"/>
    </style:style>
    <style:style style:name="T25" style:family="text">
      <style:text-properties officeooo:rsid="00c3cf83"/>
    </style:style>
    <style:style style:name="T26" style:family="text">
      <style:text-properties officeooo:rsid="00c74138"/>
    </style:style>
    <style:style style:name="T27" style:family="text">
      <style:text-properties officeooo:rsid="00c7a75a"/>
    </style:style>
    <style:style style:name="T28" style:family="text">
      <style:text-properties officeooo:rsid="00c9318e"/>
    </style:style>
    <style:style style:name="T29" style:family="text"/>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8">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2"><text:title> External Format Reader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1">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8/02/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26"/>
      <text:list xml:id="list945265029" text:style-name="Outline">
        <text:list-item>
          <text:h text:style-name="P30"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8"><text:s/>0 <text:s text:c="3"/>Document Control<text:tab/>2</text:p>
          <text:p text:style-name="P29"><text:s/>0.1 <text:s text:c="3"/>Table of Contents<text:tab/>2</text:p>
          <text:p text:style-name="P29"><text:s/>0.2 <text:s text:c="3"/>References<text:tab/>2</text:p>
          <text:p text:style-name="P29"><text:s/>0.3 <text:s text:c="3"/>Document History<text:tab/>2</text:p>
          <text:p text:style-name="P29"><text:s/>0.4 <text:s text:c="3"/>Copyright<text:tab/>2</text:p>
          <text:p text:style-name="P28"><text:s/>1 <text:s text:c="3"/>Overview<text:tab/>3</text:p>
          <text:p text:style-name="P29"><text:s/>1.1 <text:s text:c="3"/>VDMJ<text:tab/>3</text:p>
          <text:p text:style-name="P29"><text:s/>1.2 <text:s text:c="3"/>External Format Readers<text:tab/>3</text:p>
          <text:p text:style-name="P29"><text:s/>1.3 <text:s text:c="3"/>Source Reader Architecture<text:tab/>3</text:p>
          <text:p text:style-name="P28"><text:s/>2 <text:s text:c="3"/>Writing External Format Readers<text:tab/>5</text:p>
          <text:p text:style-name="P29"><text:s/>2.1 <text:s text:c="3"/>Implementing the Interface<text:tab/>5</text:p>
          <text:p text:style-name="P29"><text:s/>2.2 <text:s text:c="3"/>Linking with a Filename Suffix<text:tab/>6</text:p>
          <text:p text:style-name="P28"><text:s/>3 <text:s text:c="3"/>Example Reader Functionality<text:tab/>7</text:p>
          <text:p text:style-name="P29"><text:s/>3.1 <text:s text:c="3"/>Document Processing Libraries<text:tab/>7</text:p>
          <text:p text:style-name="P29"><text:s/>3.2 <text:s text:c="3"/>Using Meta-Files<text:tab/>7</text:p>
          <text:p text:style-name="P29"><text:s/>3.3 <text:s text:c="3"/>Data Access and Conversion<text:tab/>7</text:p>
          <text:p text:style-name="P29"><text:s/>3.4 <text:s text:c="3"/>Encrypted Files<text:tab/>7</text:p>
          <text:p text:style-name="P29"><text:s/>3.5 <text:s text:c="3"/>Unzipping Archives<text:tab/>7</text:p>
          <text:p text:style-name="P29"><text:s/>3.6 <text:s text:c="3"/>Chaining External Readers<text:tab/>8</text:p>
          <text:p text:style-name="P28"><text:s/>A. <text:s text:c="2"/>VDMJ File Associations<text:tab/>9</text:p>
        </text:index-body>
      </text:table-of-content>
      <text:list xml:id="list174056263018907" text:continue-numbering="true" text:style-name="Outline">
        <text:list-item>
          <text:list>
            <text:list-item>
              <text:h text:style-name="P32"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36"><text:bookmark-start text:name="__RefNumPara__3567_494456740"/><text:span text:style-name="T2">VDMJ, </text:span><text:a xlink:type="simple" xlink:href="https://github.com/nickbattle/vdmj" text:style-name="Internet_20_link" text:visited-style-name="Visited_20_Internet_20_Link"><text:span text:style-name="T2">https://github.com/nickbattle/vdmj</text:span></text:a><text:bookmark-end text:name="__RefNumPara__3567_494456740"/></text:p>
        </text:list-item>
      </text:list>
      <text:list xml:id="list174056444299907" text:continue-list="list174056263018907"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8"><text:modification-date style:data-style-name="N37">28/02/23</text:modification-date></text:p>
          </table:table-cell>
          <table:table-cell table:style-name="DocHistory.A1" office:value-type="string">
            <text:p text:style-name="Table_20_Contents">First <text:span text:style-name="T1">draft</text:span>.</text:p>
          </table:table-cell>
        </table:table-row>
      </table:table>
      <text:list xml:id="list174056647423173"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74055345370063"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0">This <text:span text:style-name="T16">document</text:span> describes <text:span text:style-name="T16">how to write</text:span><text:span text:style-name="T4"> </text:span><text:span text:style-name="T5">External Format Readers</text:span><text:span text:style-name="T10"> for</text:span><text:span text:style-name="T9"> </text:span>VDMJ.</text:p>
      <text:p text:style-name="P17"><text:span text:style-name="T17">Section </text:span><text:span text:style-name="T15"><text:bookmark-ref text:reference-format="chapter" text:ref-name="__RefHeading___Toc5841_348362713">1</text:bookmark-ref></text:span><text:span text:style-name="T15"><text:s/>gives an overview of the architecture into which </text:span><text:span text:style-name="T23">external readers</text:span><text:span text:style-name="T16"> fit</text:span><text:span text:style-name="T15">. Section </text:span><text:span text:style-name="T15"><text:bookmark-ref text:reference-format="chapter" text:ref-name="__RefHeading___Toc3516_494456740">2</text:bookmark-ref></text:span><text:span text:style-name="T15"><text:s/>gives detailed information about </text:span><text:span text:style-name="T19">how </text:span><text:span text:style-name="T22">to implement </text:span><text:span text:style-name="T23">readers</text:span><text:span text:style-name="T15">. </text:span><text:span text:style-name="T19">Section</text:span> <text:bookmark-ref text:reference-format="number" text:ref-name="__RefHeading___Toc3724_494456740"> 3 </text:bookmark-ref><text:s/><text:span text:style-name="T19">gives some examples of what would be possible with </text:span><text:span text:style-name="T23">external readers</text:span><text:span text:style-name="T19"> and how to achieve it.</text:span></text:p>
      <text:list xml:id="list174056763234079"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20">nd</text:span> debugger with coverage recording, a proof obligation generator, user definable annotations and a combinatorial test generator, as well as <text:span text:style-name="T3">JUnit</text:span> support for automatic testing.</text:p>
      <text:list xml:id="list174055640058583" text:continue-numbering="true" text:style-name="Outline">
        <text:list-item>
          <text:list>
            <text:list-item>
              <text:h text:style-name="P33" text:outline-level="2"><text:bookmark-start text:name="__RefHeading___Toc339_1757726760"/>External Format Readers<text:bookmark-end text:name="__RefHeading___Toc339_1757726760"/></text:h>
            </text:list-item>
          </text:list>
        </text:list-item>
      </text:list>
      <text:p text:style-name="P15">VDM source files are normally plain text files that use the local character encoding for your locale or operating system (e.g. UTF8 or Windows-1252).</text:p>
      <text:p text:style-name="P15">But VDM sources can be embedded in another document format, like MS Word, LaTeX or Markdown. For example, a VDM model may be in the appendix of a paper. In this case, the VDM source <text:span text:style-name="T25">can be</text:span> delimited by markers in the document, and VDMJ <text:span text:style-name="T24">can </text:span>extract the VDM content from between the markers. <text:span text:style-name="T25">This means that there is only one copy of the VDM specification to maintain, and the tools can work with it directly from the document that contains/describes it.</text:span></text:p>
      <text:p text:style-name="P15">In some cases, the VDM extracted from a <text:span text:style-name="T25">document</text:span> is <text:span text:style-name="T3">generated</text:span> from a completely different format. For example, an XML <text:span text:style-name="T25">document</text:span> can be read and converted to VDM record values.</text:p>
      <text:p text:style-name="P15">The adapters in VDMJ that read and extract VDM sources are called <text:span text:style-name="T3">External Format Readers</text:span><text:span text:style-name="T9">, </text:span><text:span text:style-name="T12">and these are specialized to read from a particular document format.</text:span></text:p>
      <text:list xml:id="list174054872080385" text:continue-numbering="true" text:style-name="Outline">
        <text:list-item>
          <text:list>
            <text:list-item>
              <text:h text:style-name="P34" text:outline-level="2"><text:bookmark-start text:name="__RefHeading___Toc5876_700457644"/><text:span text:style-name="T23">Source Reader</text:span><text:span text:style-name="T18"> </text:span>Architecture<text:bookmark-end text:name="__RefHeading___Toc5876_700457644"/></text:h>
            </text:list-item>
          </text:list>
        </text:list-item>
      </text:list>
      <text:p text:style-name="P18">Source reading <text:span text:style-name="T25">happens at</text:span> the lowest level of the VDMJ parser architecture and the Java classes are all located in the <text:span text:style-name="T3">com.fujitsu.vdmj.lex </text:span><text:span text:style-name="T9">package.</text:span></text:p>
      <text:p text:style-name="P18">Lexical language tokens are read <text:span text:style-name="T25">from a file </text:span>using <text:span text:style-name="T3">LexTokenReader. </text:span><text:span text:style-name="T9">Instances of this class wrap a particular </text:span><text:span text:style-name="T3">File</text:span><text:span text:style-name="T9"> and are passed a</text:span><text:span text:style-name="T3"> Dialect</text:span><text:span text:style-name="T9"> and a </text:span><text:span text:style-name="T3">Charset </text:span><text:span text:style-name="T9">from the environment. Successive calls to the </text:span><text:span text:style-name="T3">nextToken </text:span><text:span text:style-name="T9">method return lexical tokens from the file.</text:span></text:p>
      <text:p text:style-name="P18"><text:span text:style-name="T9">The VDM parser requires backtracking, so </text:span><text:span text:style-name="T3">LexTokenReader</text:span><text:span text:style-name="T9"> extends an abstract </text:span><text:span text:style-name="T3">BacktrackInputReader </text:span><text:span text:style-name="T9">class. This provides methods to push and pop locations within the file, remembering a stack of positions (pushed) and returning to the latest position in the event that the parse needs to backtrack (pop</text:span><text:span text:style-name="T12">s</text:span><text:span text:style-name="T9">). The </text:span><text:span text:style-name="T3">BacktrackInputReader </text:span><text:span text:style-name="T9">class also applies an </text:span><text:span text:style-name="T3">IfdefProcessor </text:span><text:span text:style-name="T9">to the source, so that lines within </text:span><text:span text:style-name="T3">#ifdef, #elseif, #else</text:span><text:span text:style-name="T9"> and </text:span><text:span text:style-name="T3">#endif </text:span><text:span text:style-name="T9">are either included or suppressed, depending on the values of the Java properties that are tested.</text:span></text:p>
      <text:p text:style-name="P18"><text:span text:style-name="T9">Finally, </text:span><text:span text:style-name="T3">BacktrackInputReader </text:span><text:span text:style-name="T9">uses an </text:span><text:span text:style-name="T3">ExternalFormatReader </text:span><text:span text:style-name="T9">to read the raw data from the file. The default external format reader is </text:span><text:span text:style-name="T3">LatexStreamReader</text:span><text:span text:style-name="T9">, which is capable of reading plain text files </text:span><text:span text:style-name="T12">(*.vdmsl etc.)</text:span><text:span text:style-name="T9"> </text:span><text:span text:style-name="T12">or files</text:span><text:span text:style-name="T9"> </text:span><text:span text:style-name="T12">that</text:span><text:span text:style-name="T9"> contain LaTeX markup (*.tex or *.latex). But other external format readers </text:span><text:span text:style-name="T12">are</text:span><text:span text:style-name="T9"> available that process MS Word documents (*.doc and *.docx), ODF</text:span><text:span text:style-name="T9"><text:note text:id="ftn1" text:note-class="footnote"><text:note-citation>1</text:note-citation><text:note-body><text:p text:style-name="Footnote"><text:s/><text:span text:style-name="T24">The Open Document Format, as used by </text:span><text:span text:style-name="T6">LibreOffice </text:span><text:span text:style-name="T11">and other tools.</text:span></text:p></text:note-body></text:note></text:span><text:span text:style-name="T9"> documents (*.odt), AsciiDoc files (*.adoc) and Markdown files (*.md or *.markdown).</text:span></text:p>
      <text:p text:style-name="P16">BacktrackInputReader <text:span text:style-name="T9">has a </text:span>readerFactory <text:span text:style-name="T9">method which returns an appropriate external format reader for a given </text:span>File<text:span text:style-name="T9">. If there is no specialised format reader available, the factory returns an instance of the default </text:span>LatexStreamReader<text:span text:style-name="T9">, which can read plain text.</text:span></text:p>
      <text:p text:style-name="P16"><text:soft-page-break/><text:span text:style-name="T9">Note that in order to do backtracking and to apply </text:span>#ifdef <text:span text:style-name="T9">processing, the external format readers must return the entire content of the file in one go, rather than reading it in an incremental way.</text:span></text:p>
      <text:p text:style-name="P23"/>
      <text:list xml:id="list174055565522417" text:continue-numbering="true" text:style-name="Outline">
        <text:list-item>
          <text:h text:style-name="P31" text:outline-level="1"><text:bookmark-start text:name="__RefHeading___Toc3516_494456740"/>Writing External Format Readers<text:bookmark-end text:name="__RefHeading___Toc3516_494456740"/></text:h>
        </text:list-item>
      </text:list>
      <text:p text:style-name="P24"><text:bookmark-start text:name="__RefHeading___Toc3514_494456740"/>Users can write new external format readers and use these to process documents that either contain embedded VDM or from which VDM can be generated. This involves two steps:<text:bookmark-end text:name="__RefHeading___Toc3514_494456740"/></text:p>
      <text:list text:style-name="L1">
        <text:list-item>
          <text:p text:style-name="P37">The creation of a new class, that implements the <text:span text:style-name="T3">ExternalFormatReader </text:span><text:span text:style-name="T9">interface, and extracts VDM source.</text:span></text:p>
        </text:list-item>
        <text:list-item>
          <text:p text:style-name="P37"><text:span text:style-name="T9">The association of the new external reader with particular filename extension</text:span><text:span text:style-name="T13">(s)</text:span><text:span text:style-name="T9">, so that a new instance of the reader will be used when trying to parse those files.</text:span></text:p>
        </text:list-item>
      </text:list>
      <text:list xml:id="list174056042619013" text:continue-list="list174055565522417" text:style-name="Outline">
        <text:list-item>
          <text:list>
            <text:list-item>
              <text:h text:style-name="Heading_20_2" text:outline-level="2"><text:bookmark-start text:name="__RefHeading___Toc3081_633465558"/>Implementing the Interface<text:bookmark-end text:name="__RefHeading___Toc3081_633465558"/></text:h>
            </text:list-item>
          </text:list>
        </text:list-item>
      </text:list>
      <text:p text:style-name="P24">The <text:span text:style-name="T3">ExternalFormatReader </text:span><text:span text:style-name="T9">interface is very simple and contains a single method:</text:span></text:p>
      <text:p text:style-name="Preformatted_20_Text"/>
      <text:p text:style-name="Preformatted_20_Text">public interface ExternalFormatReader</text:p>
      <text:p text:style-name="Preformatted_20_Text">{</text:p>
      <text:p text:style-name="Preformatted_20_Text"><text:tab/>/**</text:p>
      <text:p text:style-name="P22"><text:tab/> * Return a character array with the extracted VDM,</text:p>
      <text:p text:style-name="P22"><text:tab/> <text:span text:style-name="T25">* </text:span>or null if none available.</text:p>
      <text:p text:style-name="Preformatted_20_Text"><text:tab/> */</text:p>
      <text:p text:style-name="Preformatted_20_Text"><text:tab/>public char[] getText(File file, Charset charset) throws IOException;</text:p>
      <text:p text:style-name="Preformatted_20_Text">}</text:p>
      <text:p text:style-name="Preformatted_20_Text"/>
      <text:p text:style-name="Preformatted_20_Text"/>
      <text:p text:style-name="P24">The <text:span text:style-name="T3">getText </text:span><text:span text:style-name="T9">method is responsible for extracting the entire VDM source from the </text:span><text:span text:style-name="T3">file </text:span><text:span text:style-name="T9">passed, and returning that as a character array. The </text:span><text:span text:style-name="T3">charset </text:span><text:span text:style-name="T9">passed is the default character encoding for the loaded specification (i.e. the </text:span><text:span text:style-name="T3">-c </text:span><text:span text:style-name="T9">option to VDMJ), and may be used to influence the reading, though often document formats define their own character set and this argument can </text:span><text:span text:style-name="T13">sometimes </text:span><text:span text:style-name="T9">be ignored.</text:span></text:p>
      <text:p text:style-name="P41">The method for extracting the VDM source depends on the document format, but the following points may help:</text:p>
      <text:list text:style-name="L2">
        <text:list-item>
          <text:p text:style-name="P38"><text:span text:style-name="T9">Look at the external readers provided with VDMJ – search for which classes implement </text:span><text:span text:style-name="T3">ExternalFormatReader</text:span><text:span text:style-name="T9">. There is an abstract </text:span><text:span text:style-name="T3">TextStreamReader</text:span><text:span text:style-name="T9">, which ignores the document format and treats it as a sequence of text, looking for a marker string. Many complex formats can be processed this way. For example, the older MS *.doc format stores its text content separate from formatting information, so as long as you are reasonably sure that a marker string cannot occur within the formatting, you can process *.doc files this way.</text:span></text:p>
        </text:list-item>
        <text:list-item>
          <text:p text:style-name="P38"><text:span text:style-name="T9">There is a more complex abstract </text:span><text:span text:style-name="T3">XMLStreamReader </text:span><text:span text:style-name="T9">which is used to read *.docx and *.odt files. The class can extract a named member from a ZIP file, and convert layout elements to newlines and tabs. Concrete subclasses then do similar processing to the </text:span><text:span text:style-name="T3">TextStreamReader</text:span><text:span text:style-name="T9">, extracting text between markers.</text:span></text:p>
        </text:list-item>
        <text:list-item>
          <text:p text:style-name="P38"><text:span text:style-name="T9">Typically you will want to collect character data into something like a </text:span><text:span text:style-name="T3">StringBuilder</text:span><text:span text:style-name="T9"> and finally return that builder’s </text:span><text:span text:style-name="T3">toString().toCharArray()</text:span><text:span text:style-name="T9">.</text:span></text:p>
        </text:list-item>
        <text:list-item>
          <text:p text:style-name="P38"><text:span text:style-name="T9">The VDMJ project includes a simple example called </text:span><text:span text:style-name="T3">PDFStreamReader</text:span><text:span text:style-name="T9">, which uses the </text:span><text:span text:style-name="T3">pdftotext </text:span><text:span text:style-name="T9">command </text:span><text:span text:style-name="T13">(Linux)</text:span><text:span text:style-name="T9"> to convert a PDF file to plain text and then look for markers.</text:span></text:p>
        </text:list-item>
      </text:list>
      <text:p text:style-name="Text_20_body"/>
      <text:p text:style-name="P24">The original purpose of external format readers was to read VDM embedded in different document formats. But the same interface can be used to <text:span text:style-name="T3">generate </text:span><text:span text:style-name="T9">VDM source from formats that do not literally contain VDM, but which can be usefully represented in VDM for modelling purposes. Readers that do this are implemented using the same interface, but their </text:span><text:span text:style-name="T3">getText </text:span><text:span text:style-name="T9">method is really performing a data translation rather than an extraction.</text:span></text:p>
      <text:p text:style-name="P24"><text:span text:style-name="T9">Some examples of this usage are given in section </text:span><text:span text:style-name="T9"><text:bookmark-ref text:reference-format="number" text:ref-name="__RefHeading___Toc3724_494456740"> 3 </text:bookmark-ref></text:span><text:span text:style-name="T9">.</text:span></text:p>
      <text:list xml:id="list174055402769569" text:continue-list="list174056042619013" text:style-name="Outline">
        <text:list-item>
          <text:list>
            <text:list-item>
              <text:h text:style-name="Heading_20_2" text:outline-level="2"><text:bookmark-start text:name="__RefHeading___Toc3079_633465558"/><text:soft-page-break/>Linking with a Filename <text:span text:style-name="T27">Suffix</text:span><text:bookmark-end text:name="__RefHeading___Toc3079_633465558"/></text:h>
            </text:list-item>
          </text:list>
        </text:list-item>
      </text:list>
      <text:p text:style-name="P39">Having written a new external format reader, VDMJ must be told to associate that reader class with a particular file <text:span text:style-name="T27">suffix</text:span>, so that when these files are parsed, the correct reader is used. This is done via a <text:span text:style-name="T28">resource file on the classpath, though that can be overridden by a </text:span>Java property. <text:span text:style-name="T28">The resource file name (and the property name) is “vdmj.parser.external</text:span>_<text:span text:style-name="T28">readers”, and contains lines like this:</text:span></text:p>
      <text:p text:style-name="Preformatted_20_Text"/>
      <text:p text:style-name="Preformatted_20_Text">.pdf = examples.<text:span text:style-name="T25">parser.</text:span>PDFStreamReader</text:p>
      <text:p text:style-name="Preformatted_20_Text"/>
      <text:p text:style-name="Preformatted_20_Text"/>
      <text:p text:style-name="P24">The <text:span text:style-name="T28">resource file contains a</text:span> list of pairs, <text:span text:style-name="T28">each </text:span>matching a particular filename suffix with an external reader class. <text:span text:style-name="T28">Each</text:span> class must be on the classpath, and it must implement the <text:span text:style-name="T3">ExternalFormatReader </text:span><text:span text:style-name="T9">interface. The suffix is simply compared to the end of the filename (</text:span><text:span text:style-name="T7">filename</text:span><text:span text:style-name="T13">.</text:span><text:span text:style-name="T3">endsWith(suffix)</text:span><text:span text:style-name="T9">), so the dot is not mandatory, but this is the usual way to identify filename suffixes. The example above associates the PDF reader example with a .pdf suffix. Note that suffix matching is not case sensitive, so the example would also match files called *.PDF and *.Pdf etc.</text:span></text:p>
      <text:p text:style-name="P43"><text:span text:style-name="T9">If the overriding property is used instead of a resource file, it must consist of a CSV list of these pairs. But it is usually most convenient to package the external reader class and a resource file in the same jar.</text:span></text:p>
      <text:p text:style-name="P42">Multiple filename suffixes can be associated with the same external reader class.</text:p>
      <text:p text:style-name="P24"><text:span text:style-name="T9">Associations are applied in the order given by the </text:span><text:span text:style-name="T14">file or property</text:span><text:span text:style-name="T9">, and can </text:span><text:span text:style-name="T7">override</text:span><text:span text:style-name="T3"> </text:span><text:span text:style-name="T9">the implicit associations for the external readers supplied with VDMJ </text:span><text:span text:style-name="T13">(see Appendix </text:span><text:span text:style-name="T13"><text:bookmark-ref text:reference-format="number" text:ref-name="__RefHeading___Toc3838_494456740"> A</text:bookmark-ref></text:span><text:span text:style-name="T13">)</text:span><text:span text:style-name="T9">. So if you want to use </text:span><text:span text:style-name="T14">(say)</text:span><text:span text:style-name="T9"> a new improved LaTeX reader, just associate your class with .tex </text:span><text:span text:style-name="T13">and/</text:span><text:span text:style-name="T9">or .latex.</text:span></text:p>
      <text:list xml:id="list174055681661603" text:continue-numbering="true" text:style-name="Outline">
        <text:list-item>
          <text:h text:style-name="Heading_20_1" text:outline-level="1"><text:bookmark-start text:name="__RefHeading___Toc3724_494456740"/>Example <text:span text:style-name="T23">Reader</text:span> <text:span text:style-name="T21">Functionality</text:span><text:bookmark-end text:name="__RefHeading___Toc3724_494456740"/></text:h>
        </text:list-item>
      </text:list>
      <text:p text:style-name="P21">Broadly, external format readers either extract VDM source from a particular document format, or generate VDM source from an external source that is associated with the file. But there are some subtle <text:span text:style-name="T27">uses</text:span> that may not be immediately obvious. This section mentions a few.</text:p>
      <text:list xml:id="list174055125325870" text:continue-numbering="true" text:style-name="Outline">
        <text:list-item>
          <text:list>
            <text:list-item>
              <text:h text:style-name="P35" text:outline-level="2"><text:bookmark-start text:name="__RefHeading___Toc3083_633465558"/>Document Processing Libraries<text:bookmark-end text:name="__RefHeading___Toc3083_633465558"/></text:h>
            </text:list-item>
          </text:list>
        </text:list-item>
      </text:list>
      <text:p text:style-name="P21">Usually, if a document format is not proprietary (and sometimes, even if it is) there will be libraries available for reading such files that allowing you to navigate their structure. In this case, you typically have full access to the style/formatting information in a document and it may not be necessary to use crude markers for delimiting text.</text:p>
      <text:p text:style-name="P21">For example, it might be possible to extract all sections of a document that use a named “VDM Source” style.</text:p>
      <text:list xml:id="list174055426132828" text:continue-numbering="true" text:style-name="Outline">
        <text:list-item>
          <text:list>
            <text:list-item>
              <text:h text:style-name="Heading_20_2" text:outline-level="2"><text:bookmark-start text:name="__RefHeading___Toc3085_633465558"/>Using Meta-Files<text:bookmark-end text:name="__RefHeading___Toc3085_633465558"/></text:h>
            </text:list-item>
          </text:list>
        </text:list-item>
      </text:list>
      <text:p text:style-name="P21">The external format reader interface requires a single Java<text:span text:style-name="T3"> File </text:span>to identify the source document. But this document does not need to be the source from which the VDM source is extracted. For example, the file could contain meta-information about where to find the real file, and how that file is encoded.</text:p>
      <text:p text:style-name="P21">VDMJ currently requires all of its source files to share the same character encoding, set by the <text:span text:style-name="T3">-c </text:span><text:span text:style-name="T9">command line option. But by using a meta-data external reader, it would be possible to include filename and encoding information in (say) a *.meta file, and use this to embed a Shift-JIS file in a project that is otherwise encoded in Windows-1252, for example.</text:span></text:p>
      <text:list xml:id="list174056381975954" text:continue-numbering="true" text:style-name="Outline">
        <text:list-item>
          <text:list>
            <text:list-item>
              <text:h text:style-name="Heading_20_2" text:outline-level="2"><text:bookmark-start text:name="__RefHeading___Toc3087_633465558"/>Data Access and Conversion<text:bookmark-end text:name="__RefHeading___Toc3087_633465558"/></text:h>
            </text:list-item>
          </text:list>
        </text:list-item>
      </text:list>
      <text:p text:style-name="P21">As already mentioned, an external format reader can generate VDM rather than literally extracting it from a document. If we combine this capability with the meta-file point above, it would be possible to open (say) a *.jdbc file, which contains enough information to make a JDBC connection to a database and execute a SQL query defined in the same file, converting the resulting table of data into a VDM record values (the VDM types for which could be returned as well).</text:p>
      <text:list xml:id="list174055257395013" text:continue-numbering="true" text:style-name="Outline">
        <text:list-item>
          <text:list>
            <text:list-item>
              <text:h text:style-name="Heading_20_2" text:outline-level="2"><text:bookmark-start text:name="__RefHeading___Toc3089_633465558"/>Encrypted Files<text:bookmark-end text:name="__RefHeading___Toc3089_633465558"/></text:h>
            </text:list-item>
          </text:list>
        </text:list-item>
      </text:list>
      <text:p text:style-name="P21">It is perhaps unlikely that people would want to work with encrypted files, but the same meta-data approach could easily be used, with the meta-data defining the encrypted file location and perhaps password values (or more likely, the means to obtain passwords from protected storage).</text:p>
      <text:list xml:id="list174055808024079" text:continue-numbering="true" text:style-name="Outline">
        <text:list-item>
          <text:list>
            <text:list-item>
              <text:h text:style-name="Heading_20_2" text:outline-level="2"><text:bookmark-start text:name="__RefHeading___Toc3091_633465558"/>Unzipping Archives<text:bookmark-end text:name="__RefHeading___Toc3091_633465558"/></text:h>
            </text:list-item>
          </text:list>
        </text:list-item>
      </text:list>
      <text:p text:style-name="P21">A ZIP file is effectively an external format, and the embedded readers in VDMJ do already unzip *.docx and *.odt files to extract entries with a known name. The meta-file technique could be used to create an external reader to process an arbitrary member of the ZIP file.</text:p>
      <text:p text:style-name="P21">This technique has been used to process <text:span text:style-name="T3">FMUs</text:span><text:span text:style-name="T9"> (ZIP files of XML data). The external reader unzips the file, converts the XML files within to VDM-SL and returns that data. This allows VDM models to define formal rules about the XML, and directly open example FMUs to see whether they comply.</text:span></text:p>
      <text:list xml:id="list174055499037687" text:continue-numbering="true" text:style-name="Outline">
        <text:list-item>
          <text:list>
            <text:list-item>
              <text:h text:style-name="Heading_20_2" text:outline-level="2"><text:bookmark-start text:name="__RefHeading___Toc3093_633465558"/><text:soft-page-break/>Chaining External Readers<text:bookmark-end text:name="__RefHeading___Toc3093_633465558"/></text:h>
            </text:list-item>
          </text:list>
        </text:list-item>
      </text:list>
      <text:p text:style-name="P21">Having opened a ZIP file or decrypted an archive or otherwise obtained access to a file, an external reader can instantiate a different external reader to process the data. The <text:span text:style-name="T3">readerFactory </text:span><text:span text:style-name="T9">method of </text:span><text:span text:style-name="T3">BacktrackInputReader</text:span><text:span text:style-name="T9"> takes a </text:span><text:span text:style-name="T3">File </text:span><text:span text:style-name="T9">and returns an </text:span><text:span text:style-name="T3">ExternalFormatReader </text:span><text:span text:style-name="T9">whose </text:span><text:span text:style-name="T3">getText </text:span><text:span text:style-name="T9">method can be called to read that file.</text:span></text:p>
      <text:p text:style-name="P21"/>
      <text:list text:style-name="Numbering_20_ABC">
        <text:list-item>
          <text:h text:style-name="P27" text:outline-level="1"><text:bookmark-start text:name="__RefHeading___Toc3838_494456740"/>VDMJ File Associations<text:bookmark-end text:name="__RefHeading___Toc3838_494456740"/></text:h>
        </text:list-item>
      </text:list>
      <text:p text:style-name="P20">The default file associations and external readers provided with VDMJ are as follows:</text:p>
      <table:table table:name="FileAssociations" table:style-name="FileAssociations">
        <table:table-column table:style-name="FileAssociations.A"/>
        <table:table-column table:style-name="FileAssociations.B"/>
        <table:table-column table:style-name="FileAssociations.C"/>
        <table:table-row table:style-name="FileAssociations.1">
          <table:table-cell table:style-name="FileAssociations.A1" office:value-type="string">
            <text:p text:style-name="P19">Suffix</text:p>
          </table:table-cell>
          <table:table-cell table:style-name="FileAssociations.B1" office:value-type="string">
            <text:p text:style-name="P19">Class</text:p>
          </table:table-cell>
          <table:table-cell table:style-name="FileAssociations.C1" office:value-type="string">
            <text:p text:style-name="P19">Markers</text:p>
          </table:table-cell>
        </table:table-row>
        <table:table-row>
          <table:table-cell table:style-name="FileAssociations.A2" office:value-type="string">
            <text:p text:style-name="P19">*.vdmsl, *.vdmpp, *.vdmrt</text:p>
          </table:table-cell>
          <table:table-cell table:style-name="FileAssociations.B2" office:value-type="string">
            <text:p text:style-name="P19">LatexStreamReader</text:p>
          </table:table-cell>
          <table:table-cell table:style-name="FileAssociations.C2" office:value-type="string">
            <text:p text:style-name="P19">Plain text (no markers)</text:p>
          </table:table-cell>
        </table:table-row>
        <table:table-row>
          <table:table-cell table:style-name="FileAssociations.A2" office:value-type="string">
            <text:p text:style-name="P19">*.tex, *.latex</text:p>
          </table:table-cell>
          <table:table-cell table:style-name="FileAssociations.B2" office:value-type="string">
            <text:p text:style-name="P19">LatexStreamReader</text:p>
          </table:table-cell>
          <table:table-cell table:style-name="FileAssociations.C2" office:value-type="string">
            <text:p text:style-name="P19">\begin{vdm_al} and \end{vdm_al}</text:p>
          </table:table-cell>
        </table:table-row>
        <table:table-row>
          <table:table-cell table:style-name="FileAssociations.A2" office:value-type="string">
            <text:p text:style-name="P19">*.doc</text:p>
          </table:table-cell>
          <table:table-cell table:style-name="FileAssociations.B2" office:value-type="string">
            <text:p text:style-name="P19">DocStreamReader</text:p>
          </table:table-cell>
          <table:table-cell table:style-name="FileAssociations.C2" office:value-type="string">
            <text:p text:style-name="P19">%%VDM%% before and after</text:p>
          </table:table-cell>
        </table:table-row>
        <table:table-row>
          <table:table-cell table:style-name="FileAssociations.A2" office:value-type="string">
            <text:p text:style-name="P19">*.docx</text:p>
          </table:table-cell>
          <table:table-cell table:style-name="FileAssociations.B2" office:value-type="string">
            <text:p text:style-name="P19">DocxStreamReader</text:p>
          </table:table-cell>
          <table:table-cell table:style-name="FileAssociations.C2" office:value-type="string">
            <text:p text:style-name="P19">%%VDM%% before and after</text:p>
          </table:table-cell>
        </table:table-row>
        <table:table-row>
          <table:table-cell table:style-name="FileAssociations.A2" office:value-type="string">
            <text:p text:style-name="P19">*.odt</text:p>
          </table:table-cell>
          <table:table-cell table:style-name="FileAssociations.B2" office:value-type="string">
            <text:p text:style-name="P19">ODFStreamReader</text:p>
          </table:table-cell>
          <table:table-cell table:style-name="FileAssociations.C2" office:value-type="string">
            <text:p text:style-name="P19">%%VDM%% before and after</text:p>
          </table:table-cell>
        </table:table-row>
        <table:table-row>
          <table:table-cell table:style-name="FileAssociations.A2" office:value-type="string">
            <text:p text:style-name="P19">*.md, *.markdown</text:p>
          </table:table-cell>
          <table:table-cell table:style-name="FileAssociations.B2" office:value-type="string">
            <text:p text:style-name="P19">MarkdownStreamReader</text:p>
          </table:table-cell>
          <table:table-cell table:style-name="FileAssociations.C2" office:value-type="string">
            <text:p text:style-name="Table_20_Contents">&lt;!-- <text:span text:style-name="T26">vdm --&gt; before and after</text:span></text:p>
          </table:table-cell>
        </table:table-row>
        <table:table-row>
          <table:table-cell table:style-name="FileAssociations.A2" office:value-type="string">
            <text:p text:style-name="P19">*.adoc</text:p>
          </table:table-cell>
          <table:table-cell table:style-name="FileAssociations.B2" office:value-type="string">
            <text:p text:style-name="P19">AsciiDoc<text:span text:style-name="T28">StreamReader</text:span></text:p>
          </table:table-cell>
          <table:table-cell table:style-name="FileAssociations.C2" office:value-type="string">
            <text:p text:style-name="Table_20_Contents">// <text:span text:style-name="T26">{vdm} before and after</text:span></text:p>
          </table:table-cell>
        </table:table-row>
      </table:table>
      <text:p text:style-name="P20"/>
      <text:p text:style-name="P25">New file associations (or overrides of these existing associations) are made using the <text:span text:style-name="T3">vdmj.parser.external_readers </text:span><text:span text:style-name="T14">resource file (or </text:span><text:span text:style-name="T9">property</text:span><text:span text:style-name="T14">)</text:span><text:span text:style-name="T9">, which </text:span><text:span text:style-name="T14">contains</text:span><text:span text:style-name="T9"> a list of pairs of file suffixes and class names (see </text:span><text:span text:style-name="T9"><text:bookmark-ref text:reference-format="number" text:ref-name="__RefHeading___Toc3079_633465558"> 2.2 </text:bookmark-ref></text:span><text:span text:style-name="T9">). The classes must implement </text:span><text:span text:style-name="T3">ExternalFormatReader </text:span><text:span text:style-name="T9">and they must be on the classpat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7"><draw:image xlink:href="Pictures/1000000100000089000000873A12662FFC425670.png" xlink:type="simple" xlink:show="embed" xlink:actuate="onLoad" draw:mime-type="image/png"/></draw:frame></text:p>
            </table:table-cell>
            <table:table-cell office:value-type="string">
              <text:p text:style-name="MP2"><text:title> External Format Reader Guide</text:title></text:p>
            </table:table-cell>
            <table:table-cell office:value-type="string">
              <text:p text:style-name="MP3">Date: <text:modification-date style:data-style-name="N37">28/02/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2</text:user-defined></text:p>
            </table:table-cell>
            <table:table-cell table:style-name="Footing.A1" office:value-type="string">
              <text:p text:style-name="MP6">Page <text:page-number text:select-page="current">9</text:page-number><text:s/>of <text:page-count style:num-format="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title> External Format Reader Guide</dc:title>
    <dc:description>VDMJ External Format Reader writer's Guide</dc:description>
    <meta:editing-cycles>8</meta:editing-cycles>
    <meta:editing-duration>PT3H28M24S</meta:editing-duration>
    <dc:subject>VDMJ</dc:subject>
    <meta:creation-date>2022-11-07T21:13:37.721301460</meta:creation-date>
    <meta:keyword>VDMJ</meta:keyword>
    <dc:date>2023-02-28T17:40:54.472313151</dc:date>
    <meta:document-statistic meta:table-count="5" meta:image-count="1" meta:object-count="0" meta:page-count="9" meta:paragraph-count="138" meta:word-count="2172" meta:character-count="13640" meta:non-whitespace-character-count="11496"/>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